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Text_20_body" style:list-style-name="WWNum1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6" style:family="paragraph" style:parent-style-name="Text_20_body" style:list-style-name="WWNum1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 style:list-style-name="WWNum2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9" style:family="paragraph" style:parent-style-name="Text_20_body" style:list-style-name="WWNum2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0" style:family="paragraph" style:parent-style-name="Text_20_body" style:list-style-name="WWNum3">
      <style:paragraph-properties fo:margin-left="0.4925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1" style:family="paragraph" style:parent-style-name="Text_20_body" style:list-style-name="WWNum3">
      <style:paragraph-properties fo:margin-left="0.4925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 style:writing-mode="lr-tb"/>
    </style:style>
    <style:style style:name="P13" style:family="paragraph" style:parent-style-name="Standard">
      <style:paragraph-properties fo:text-align="start" style:justify-single-word="false" style:writing-mode="lr-tb"/>
      <style:text-properties fo:language="ro" fo:country="RO"/>
    </style:style>
    <style:style style:name="P14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language="ro" fo:country="RO"/>
    </style:style>
    <style:style style:name="T6" style:family="text">
      <style:text-properties fo:language="ro" fo:country="RO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ro" fo:country="RO" fo:font-weight="normal" style:font-weight-asian="normal" style:font-weight-complex="normal"/>
    </style:style>
    <style:style style:name="T9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SteakHouse Website</text:span><text:span text:style-name="T1"/></text:p>
      <text:p text:style-name="P1" loext:marker-style-name="T2"><text:span text:style-name="T2">-Proiect Tehnici Web-</text:span><text:span text:style-name="T2"/></text:p>
      <text:p text:style-name="P1" loext:marker-style-name="T3"><text:span text:style-name="T3">Florescu Teodor Stefanut, grupa 262</text:span><text:span text:style-name="T3"/></text:p>
      <text:p text:style-name="P2" loext:marker-style-name="T3"/>
      <text:p text:style-name="P3" loext:marker-style-name="T3"/>
      <text:p text:style-name="P3" loext:marker-style-name="T3"/>
      <text:p text:style-name="P4" loext:marker-style-name="T3"><text:span text:style-name="T3">1. Alegerea temei</text:span><text:span text:style-name="T3"/></text:p>
      <text:p text:style-name="P3" loext:marker-style-name="T3"/>
      <text:p text:style-name="P4" loext:marker-style-name="T3"><text:span text:style-name="T3"><text:tab/>Pentru acest proiect tema pe care am ales-o este un </text:span><text:span text:style-name="T2">Restaurant de tip SteakHouse</text:span><text:span text:style-name="T3">.</text:span></text:p>
      <text:p text:style-name="P3" loext:marker-style-name="T3"/>
      <text:p text:style-name="P3" loext:marker-style-name="T3"/>
      <text:p text:style-name="P4" loext:marker-style-name="T3"><text:span text:style-name="T3">2. Descrierea succinta a temei</text:span><text:span text:style-name="T3"/></text:p>
      <text:p text:style-name="P3" loext:marker-style-name="T3"><text:span text:style-name="Emphasis"><text:span text:style-name="T3"/></text:span></text:p>
      <text:p text:style-name="P4" loext:marker-style-name="T3"><text:span text:style-name="Emphasis"><text:span text:style-name="T4">Informatii si serviciile oferite :</text:span></text:span><text:span text:style-name="Emphasis"><text:span text:style-name="T3"><text:line-break/></text:span></text:span></text:p>
      <text:list text:style-name="WWNum1">
        <text:list-item>
          <text:p text:style-name="P5"><text:span text:style-name="Strong_20_Emphasis">Restaurant</text:span> (Despre noi, atmosferă, locație)</text:p>
        </text:list-item>
        <text:list-item>
          <text:p text:style-name="P5"><text:span text:style-name="Strong_20_Emphasis">Meniu</text:span> (Categorii: aperitive, steak-uri, garnituri, deserturi, băuturi)</text:p>
        </text:list-item>
        <text:list-item>
          <text:p text:style-name="P5"><text:span text:style-name="Strong_20_Emphasis">Rezervări</text:span> (Formular online, program, reguli de rezervare)</text:p>
        </text:list-item>
        <text:list-item>
          <text:p text:style-name="P5"><text:span text:style-name="Strong_20_Emphasis">Evenimente &amp; Promoții</text:span> (Oferte speciale, seri tematice)</text:p>
        </text:list-item>
        <text:list-item>
          <text:p text:style-name="P6"><text:span text:style-name="Strong_20_Emphasis">Contact &amp; Recenzii</text:span> (Hartă, telefon, email, testimoniale)</text:p>
        </text:list-item>
      </text:list>
      <text:p text:style-name="P7"><text:span text:style-name="Strong_20_Emphasis">Pagini principale :</text:span></text:p>
      <text:list text:style-name="WWNum2">
        <text:list-item>
          <text:p text:style-name="P8"><text:span text:style-name="Strong_20_Emphasis">Home</text:span> – Prezentare generală</text:p>
        </text:list-item>
        <text:list-item>
          <text:p text:style-name="P8"><text:span text:style-name="Strong_20_Emphasis">Meniu</text:span> – Listă de produse și prețuri</text:p>
        </text:list-item>
        <text:list-item>
          <text:p text:style-name="P8"><text:span text:style-name="Strong_20_Emphasis">Rezervări</text:span> – Formular de rezervare</text:p>
        </text:list-item>
        <text:list-item>
          <text:p text:style-name="P8"><text:span text:style-name="Strong_20_Emphasis">Evenimente &amp; Promoții</text:span> – Noutăți și oferte</text:p>
        </text:list-item>
        <text:list-item>
          <text:p text:style-name="P9"><text:span text:style-name="Strong_20_Emphasis">Contact</text:span> – Informații de contact și recenzii</text:p>
        </text:list-item>
      </text:list>
      <text:p text:style-name="P7"><text:span text:style-name="Strong_20_Emphasis">Legături între pagini:</text:span></text:p>
      <text:list text:style-name="WWNum3">
        <text:list-item>
          <text:p text:style-name="P10">Home → Meniu, Rezervări, Contact</text:p>
        </text:list-item>
        <text:list-item>
          <text:p text:style-name="P10">Meniu → Detalii despre preparate</text:p>
        </text:list-item>
        <text:list-item>
          <text:p text:style-name="P10">Rezervări → Confirmare rezervare</text:p>
        </text:list-item>
        <text:list-item>
          <text:p text:style-name="P11">Evenimente &amp; Promoții → Detalii oferte</text:p>
        </text:list-item>
      </text:list>
      <text:p text:style-name="P7"><text:span text:style-name="Strong_20_Emphasis">Cuvinte cheie generale:</text:span> Steakhouse, Vit<text:span text:style-name="T5">ă,</text:span> carne premium, restaurant de steak, rezervare online, meniu</text:p>
      <text:p text:style-name="P7"><text:span text:style-name="T6">Părere site-uri :</text:span></text:p>
      <text:list text:continue-numbering="true" text:style-name="WWNum3">
        <text:list-item>
          <text:p text:style-name="P10">Argentine SteakHouse → Pro : Design aerisit si intuitiv, Animatiile sunt foarte smooth, Site-ul <text:tab/><text:tab/><text:tab/><text:tab/> <text:s text:c="6"/>este light</text:p>
        </text:list-item>
      </text:list>
      <text:p text:style-name="P12"><text:tab/><text:tab/><text:tab/><text:tab/> <text:s text:c="6"/>Contra : Butonul de rezervarea duce la un numar de telefon si un este <text:tab/><text:tab/><text:tab/><text:tab/> <text:s text:c="6"/>confortabil pentru client sa sune( ar fi mai usor sa se faca direct din <text:tab/><text:tab/><text:tab/><text:tab/><text:tab/> <text:s text:c="6"/>site), Meniul se descarca si este enervant, in loc sa fie direct in site</text:p>
      <text:list text:continue-numbering="true" text:style-name="WWNum3">
        <text:list-item>
          <text:p text:style-name="P10"><text:soft-page-break/><text:span text:style-name="T5">OSHO<text:tab/><text:tab/><text:tab/></text:span> → Pro : Meniul si Rezervarile se fac direct din site( experenta foarte <text:tab/><text:tab/><text:tab/><text:tab/> <text:s text:c="6"/>placuta si usoara pentru client), Paleta de culori folosit<text:span text:style-name="T5">ă este atent <text:tab/><text:tab/><text:tab/><text:tab/> <text:s text:c="6"/>aleasă şi se vede</text:span><text:span text:style-name="T7">( Probabil cel mai bun site)</text:span></text:p>
        </text:list-item>
      </text:list>
      <text:p text:style-name="P4" loext:marker-style-name="T3"><text:span text:style-name="T3"><text:tab/><text:tab/><text:tab/><text:tab/> <text:s text:c="6"/>Contra : Butonul pentru meniul derulant din dreapta abia se vede. <text:s/><text:tab/><text:tab/><text:tab/><text:tab/><text:tab/> <text:s text:c="6"/>Singurul minus pe care il mai pot gasi este pagina Gallery care f</text:span><text:span text:style-name="T8">aţă <text:tab/><text:tab/><text:tab/><text:tab/><text:tab/> <text:s text:c="6"/>de restul site-</text:span><text:span text:style-name="T9">ului este sarac</text:span><text:span text:style-name="T8">ă în conţinut şi nu exprimă nimic</text:span></text:p>
      <text:p text:style-name="P13" loext:marker-style-name="T5"/>
      <text:list text:continue-numbering="true" text:style-name="WWNum3">
        <text:list-item>
          <text:p text:style-name="P10"><text:span text:style-name="T7">Beni Hana</text:span><text:span text:style-name="T5"><text:tab/><text:tab/></text:span> → Pro : <text:span text:style-name="T5">Are foarte multe detalii şi poveşti despre restaurant, are o hartă <text:tab/><text:tab/><text:tab/><text:tab/> <text:s text:c="6"/>cu toate locaţiile din lume</text:span></text:p>
        </text:list-item>
      </text:list>
      <text:p text:style-name="P4" loext:marker-style-name="T3"><text:span text:style-name="T8"><text:tab/><text:tab/><text:tab/><text:tab/> <text:s text:c="6"/>Contra : </text:span><text:span text:style-name="T8"/></text:p>
      <text:p text:style-name="P14" loext:marker-style-name="T7"/>
      <text:p text:style-name="P14" loext:marker-style-name="T7"/>
      <text:list text:continue-numbering="true" text:style-name="WWNum3">
        <text:list-item>
          <text:p text:style-name="P10"><text:span text:style-name="T7">Nusr-et</text:span><text:span text:style-name="T5"><text:tab/><text:tab/></text:span> → Pro : <text:span text:style-name="T7">Galeria are filtrare sa po</text:span><text:span text:style-name="T5">ţi vedea doar ce te interesea</text:span><text:span text:style-name="T7">z</text:span><text:span text:style-name="T5">ă, Când faci <text:tab/><text:tab/><text:tab/> <text:s text:c="6"/>hover peste butoane textul se dilata foarte frumos</text:span></text:p>
        </text:list-item>
      </text:list>
      <text:p text:style-name="P4" loext:marker-style-name="T3"><text:span text:style-name="T8"><text:tab/><text:tab/><text:tab/><text:tab/> <text:s text:c="6"/>Contra : </text:span><text:span text:style-name="T9">Sunt prea multe butoane pe care trebuie sa le apesi ca sa <text:tab/><text:tab/><text:tab/><text:tab/><text:tab/> <text:s text:c="6"/>ajungi la meniu, Butonul de rezervare nu este pe prima pagin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20:06:46</meta:creation-date>
    <dc:language>en-US</dc:language>
    <dc:date>2025-02-24T21:13:49</dc:date>
    <meta:editing-cycles>36</meta:editing-cycles>
    <meta:editing-duration>PT1H6M</meta:editing-duration>
    <meta:generator>LibreOffice/24.8.4.2$Windows_X86_64 LibreOffice_project/bb3cfa12c7b1bf994ecc5649a80400d06cd71002</meta:generator>
    <meta:print-date>2025-02-25T12:19:48.930000000</meta:print-date>
    <meta:printed-by>PDF files</meta:printed-by>
    <meta:document-statistic meta:table-count="0" meta:image-count="0" meta:object-count="0" meta:page-count="2" meta:paragraph-count="33" meta:word-count="354" meta:character-count="2266" meta:non-whitespace-character-count="1790"/>
    <meta:user-defined meta:name="AppVersion">15.0000</meta:user-defined>
  </office:meta>
</office:document-meta>
</file>